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0.677cm" svg:y="13.926cm">
            <draw:object draw:notify-on-update-of-ranges="Feuille1.X4:Feuille1.X4 Feuille1.X5:Feuille1.X30 Feuille1.Y4:Feuille1.Y4 Feuille1.Y5:Feuille1.Y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5.905cm" svg:y="0.1cm">
            <draw:object draw:notify-on-update-of-ranges="Feuille1.F1:Feuille1.F1 Feuille1.F2:Feuille1.F48 Feuille1.G1:Feuille1.G1 Feuille1.G2:Feuille1.G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4" table:default-cell-style-name="Default"/>
        <table:table-row table:style-name="ro1">
          <table:table-cell table:style-name="Default" office:value-type="string">
            <text:p>Distance <text:s/>(1m)</text:p>
          </table:table-cell>
          <table:table-cell table:number-columns-repeated="4"/>
          <table:table-cell table:style-name="ce2" office:value-type="string">
            <text:p>Class</text:p>
          </table:table-cell>
          <table:table-cell office:value-type="string">
            <text:p>Frequence</text:p>
          </table:table-cell>
          <table:table-cell table:number-columns-repeated="18"/>
        </table:table-row>
        <table:table-row table:style-name="ro1">
          <table:table-cell office:value-type="float" office:value="10348">
            <text:p>10348</text:p>
          </table:table-cell>
          <table:table-cell/>
          <table:table-cell office:value-type="string">
            <text:p>Pas :</text:p>
          </table:table-cell>
          <table:table-cell office:value-type="float" office:value="50">
            <text:p>50</text:p>
          </table:table-cell>
          <table:table-cell/>
          <table:table-cell table:style-name="ce1" table:formula="of:=MIN([.A2:.A27])" office:value-type="float" office:value="9616.66666666667">
            <text:p>9617</text:p>
          </table:table-cell>
          <table:table-cell table:number-matrix-columns-spanned="1" table:number-matrix-rows-spanned="47" table:formula="of:=FREQUENCY([.A2:.A28];[.F2:.F47])" office:value-type="float" office:value="1">
            <text:p>1</text:p>
          </table:table-cell>
          <table:table-cell table:number-columns-repeated="10"/>
          <table:table-cell table:style-name="ce1"/>
          <table:table-cell table:number-columns-repeated="7"/>
        </table:table-row>
        <table:table-row table:style-name="ro1">
          <table:table-cell office:value-type="float" office:value="10506">
            <text:p>10506</text:p>
          </table:table-cell>
          <table:table-cell table:number-columns-repeated="4"/>
          <table:table-cell table:style-name="ce1" table:formula="of:=[.F2]+[.$D$2]" office:value-type="float" office:value="9666.66666666667">
            <text:p>9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string">
            <text:p>Alpha (180)</text:p>
          </table:table-cell>
          <table:table-cell table:number-columns-repeated="7"/>
        </table:table-row>
        <table:table-row table:style-name="ro1">
          <table:table-cell office:value-type="float" office:value="10783">
            <text:p>10783</text:p>
          </table:table-cell>
          <table:table-cell table:number-columns-repeated="4"/>
          <table:table-cell table:style-name="ce1" table:formula="of:=[.F3]+[.$D$2]" office:value-type="float" office:value="9716.66666666667">
            <text:p>97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023">
            <text:p>8023</text:p>
          </table:table-cell>
          <table:table-cell table:number-columns-repeated="2"/>
          <table:table-cell office:value-type="string">
            <text:p>Min</text:p>
          </table:table-cell>
          <table:table-cell table:formula="of:=MIN([.R4:.R50])" office:value-type="float" office:value="7733">
            <text:p>7733</text:p>
          </table:table-cell>
          <table:table-cell/>
          <table:table-cell table:style-name="ce2" office:value-type="string">
            <text:p>Class</text:p>
          </table:table-cell>
          <table:table-cell office:value-type="string">
            <text:p>Frequence</text:p>
          </table:table-cell>
        </table:table-row>
        <table:table-row table:style-name="ro1">
          <table:table-cell table:formula="of:=3271*100/30" office:value-type="float" office:value="10903.3333333333">
            <text:p>10903</text:p>
          </table:table-cell>
          <table:table-cell table:number-columns-repeated="4"/>
          <table:table-cell table:style-name="ce1" table:formula="of:=[.F4]+[.$D$2]" office:value-type="float" office:value="9766.66666666667">
            <text:p>97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27">
            <text:p>8127</text:p>
          </table:table-cell>
          <table:table-cell table:number-columns-repeated="2"/>
          <table:table-cell office:value-type="string">
            <text:p>Max</text:p>
          </table:table-cell>
          <table:table-cell table:formula="of:=MAX([.R4:.R52])" office:value-type="float" office:value="8204">
            <text:p>8204</text:p>
          </table:table-cell>
          <table:table-cell/>
          <table:table-cell table:formula="of:=[.V4]" office:value-type="float" office:value="7733">
            <text:p>7733</text:p>
          </table:table-cell>
          <table:table-cell table:number-matrix-columns-spanned="1" table:number-matrix-rows-spanned="27" table:formula="of:=FREQUENCY([.R4:.R49];[.X5:.X30])" office:value-type="float" office:value="1">
            <text:p>1</text:p>
          </table:table-cell>
        </table:table-row>
        <table:table-row table:style-name="ro1">
          <table:table-cell table:formula="of:=3287*10/3" office:value-type="float" office:value="10956.6666666667">
            <text:p>10957</text:p>
          </table:table-cell>
          <table:table-cell table:number-columns-repeated="4"/>
          <table:table-cell table:style-name="ce1" table:formula="of:=[.F5]+[.$D$2]" office:value-type="float" office:value="9816.66666666667">
            <text:p>98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05">
            <text:p>8105</text:p>
          </table:table-cell>
          <table:table-cell table:number-columns-repeated="2"/>
          <table:table-cell office:value-type="string">
            <text:p>Pas</text:p>
          </table:table-cell>
          <table:table-cell office:value-type="float" office:value="20">
            <text:p>20</text:p>
          </table:table-cell>
          <table:table-cell/>
          <table:table-cell table:formula="of:=[.X5]+[.$V$6]" office:value-type="float" office:value="7753">
            <text:p>7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83">
            <text:p>10983</text:p>
          </table:table-cell>
          <table:table-cell table:number-columns-repeated="4"/>
          <table:table-cell table:style-name="ce1" table:formula="of:=[.F6]+[.$D$2]" office:value-type="float" office:value="9866.66666666667">
            <text:p>98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204">
            <text:p>8204</text:p>
          </table:table-cell>
          <table:table-cell table:number-columns-repeated="5"/>
          <table:table-cell table:formula="of:=[.X6]+[.$V$6]" office:value-type="float" office:value="7773">
            <text:p>77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83">
            <text:p>10983</text:p>
          </table:table-cell>
          <table:table-cell table:number-columns-repeated="4"/>
          <table:table-cell table:style-name="ce1" table:formula="of:=[.F7]+[.$D$2]" office:value-type="float" office:value="9916.66666666667">
            <text:p>99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03">
            <text:p>8103</text:p>
          </table:table-cell>
          <table:table-cell table:number-columns-repeated="5"/>
          <table:table-cell table:formula="of:=[.X7]+[.$V$6]" office:value-type="float" office:value="7793">
            <text:p>779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3297*10/3" office:value-type="float" office:value="10990">
            <text:p>10990</text:p>
          </table:table-cell>
          <table:table-cell table:number-columns-repeated="4"/>
          <table:table-cell table:style-name="ce1" table:formula="of:=[.F8]+[.$D$2]" office:value-type="float" office:value="9966.66666666667">
            <text:p>99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03">
            <text:p>8103</text:p>
          </table:table-cell>
          <table:table-cell table:number-columns-repeated="5"/>
          <table:table-cell table:formula="of:=[.X8]+[.$V$6]" office:value-type="float" office:value="7813">
            <text:p>7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01*10/3" office:value-type="float" office:value="11003.3333333333">
            <text:p>11003</text:p>
          </table:table-cell>
          <table:table-cell table:number-columns-repeated="4"/>
          <table:table-cell table:style-name="ce1" table:formula="of:=[.F9]+[.$D$2]" office:value-type="float" office:value="10016.6666666667">
            <text:p>100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18">
            <text:p>8118</text:p>
          </table:table-cell>
          <table:table-cell table:number-columns-repeated="5"/>
          <table:table-cell table:formula="of:=[.X9]+[.$V$6]" office:value-type="float" office:value="7833">
            <text:p>7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04*10/3" office:value-type="float" office:value="11013.3333333333">
            <text:p>11013</text:p>
          </table:table-cell>
          <table:table-cell table:number-columns-repeated="4"/>
          <table:table-cell table:style-name="ce1" table:formula="of:=[.F10]+[.$D$2]" office:value-type="float" office:value="10066.6666666667">
            <text:p>100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04">
            <text:p>8104</text:p>
          </table:table-cell>
          <table:table-cell table:number-columns-repeated="5"/>
          <table:table-cell table:formula="of:=[.X10]+[.$V$6]" office:value-type="float" office:value="7853">
            <text:p>7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42">
            <text:p>11042</text:p>
          </table:table-cell>
          <table:table-cell table:number-columns-repeated="4"/>
          <table:table-cell table:style-name="ce1" table:formula="of:=[.F11]+[.$D$2]" office:value-type="float" office:value="10116.6666666667">
            <text:p>101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27">
            <text:p>8127</text:p>
          </table:table-cell>
          <table:table-cell table:number-columns-repeated="5"/>
          <table:table-cell table:formula="of:=[.X11]+[.$V$6]" office:value-type="float" office:value="7873">
            <text:p>78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17*100/30" office:value-type="float" office:value="11056.6666666667">
            <text:p>11057</text:p>
          </table:table-cell>
          <table:table-cell table:number-columns-repeated="4"/>
          <table:table-cell table:style-name="ce1" table:formula="of:=[.F12]+[.$D$2]" office:value-type="float" office:value="10166.6666666667">
            <text:p>101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54">
            <text:p>8154</text:p>
          </table:table-cell>
          <table:table-cell table:number-columns-repeated="5"/>
          <table:table-cell table:formula="of:=[.X12]+[.$V$6]" office:value-type="float" office:value="7893">
            <text:p>7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58">
            <text:p>11058</text:p>
          </table:table-cell>
          <table:table-cell table:number-columns-repeated="4"/>
          <table:table-cell table:style-name="ce1" table:formula="of:=[.F13]+[.$D$2]" office:value-type="float" office:value="10216.6666666667">
            <text:p>102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05">
            <text:p>8105</text:p>
          </table:table-cell>
          <table:table-cell table:number-columns-repeated="5"/>
          <table:table-cell table:formula="of:=[.X13]+[.$V$6]" office:value-type="float" office:value="7913">
            <text:p>791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3318*100/30" office:value-type="float" office:value="11060">
            <text:p>11060</text:p>
          </table:table-cell>
          <table:table-cell table:number-columns-repeated="4"/>
          <table:table-cell table:style-name="ce1" table:formula="of:=[.F14]+[.$D$2]" office:value-type="float" office:value="10266.6666666667">
            <text:p>102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7897">
            <text:p>7897</text:p>
          </table:table-cell>
          <table:table-cell table:number-columns-repeated="5"/>
          <table:table-cell table:formula="of:=[.X14]+[.$V$6]" office:value-type="float" office:value="7933">
            <text:p>79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25*10/3" office:value-type="float" office:value="11083.3333333333">
            <text:p>11083</text:p>
          </table:table-cell>
          <table:table-cell table:number-columns-repeated="4"/>
          <table:table-cell table:style-name="ce1" table:formula="of:=[.F15]+[.$D$2]" office:value-type="float" office:value="10316.6666666667">
            <text:p>103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99">
            <text:p>8199</text:p>
          </table:table-cell>
          <table:table-cell table:number-columns-repeated="5"/>
          <table:table-cell table:formula="of:=[.X15]+[.$V$6]" office:value-type="float" office:value="7953">
            <text:p>7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85">
            <text:p>11085</text:p>
          </table:table-cell>
          <table:table-cell table:number-columns-repeated="4"/>
          <table:table-cell table:style-name="ce1" table:formula="of:=[.F16]+[.$D$2]" office:value-type="float" office:value="10366.6666666667">
            <text:p>10367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office:value-type="float" office:value="8016">
            <text:p>8016</text:p>
          </table:table-cell>
          <table:table-cell table:number-columns-repeated="5"/>
          <table:table-cell table:formula="of:=[.X16]+[.$V$6]" office:value-type="float" office:value="7973">
            <text:p>7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27*10/3" office:value-type="float" office:value="11090">
            <text:p>11090</text:p>
          </table:table-cell>
          <table:table-cell table:number-columns-repeated="4"/>
          <table:table-cell table:style-name="ce1" table:formula="of:=[.F17]+[.$D$2]" office:value-type="float" office:value="10416.6666666667">
            <text:p>104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53">
            <text:p>8153</text:p>
          </table:table-cell>
          <table:table-cell table:number-columns-repeated="5"/>
          <table:table-cell table:formula="of:=[.X17]+[.$V$6]" office:value-type="float" office:value="7993">
            <text:p>7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33*100/30" office:value-type="float" office:value="11110">
            <text:p>11110</text:p>
          </table:table-cell>
          <table:table-cell table:number-columns-repeated="4"/>
          <table:table-cell table:style-name="ce1" table:formula="of:=[.F18]+[.$D$2]" office:value-type="float" office:value="10466.6666666667">
            <text:p>104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63">
            <text:p>8163</text:p>
          </table:table-cell>
          <table:table-cell table:number-columns-repeated="5"/>
          <table:table-cell table:formula="of:=[.X18]+[.$V$6]" office:value-type="float" office:value="8013">
            <text:p>8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338*10/3" office:value-type="float" office:value="11126.6666666667">
            <text:p>11127</text:p>
          </table:table-cell>
          <table:table-cell table:number-columns-repeated="4"/>
          <table:table-cell table:style-name="ce1" table:formula="of:=[.F19]+[.$D$2]" office:value-type="float" office:value="10516.6666666667">
            <text:p>10517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office:value-type="float" office:value="8166">
            <text:p>8166</text:p>
          </table:table-cell>
          <table:table-cell table:number-columns-repeated="5"/>
          <table:table-cell table:formula="of:=[.X19]+[.$V$6]" office:value-type="float" office:value="8033">
            <text:p>80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f:=3339*10/3" office:value-type="float" office:value="11130">
            <text:p>11130</text:p>
          </table:table-cell>
          <table:table-cell table:number-columns-repeated="4"/>
          <table:table-cell table:style-name="ce1" table:formula="of:=[.F20]+[.$D$2]" office:value-type="float" office:value="10566.6666666667">
            <text:p>105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69">
            <text:p>8169</text:p>
          </table:table-cell>
          <table:table-cell table:number-columns-repeated="5"/>
          <table:table-cell table:formula="of:=[.X20]+[.$V$6]" office:value-type="float" office:value="8053">
            <text:p>8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formula="of:=3292*10/3" office:value-type="float" office:value="10973.3333333333">
            <text:p>10973</text:p>
          </table:table-cell>
          <table:table-cell table:number-columns-repeated="4"/>
          <table:table-cell table:style-name="ce1" table:formula="of:=[.F21]+[.$D$2]" office:value-type="float" office:value="10616.6666666667">
            <text:p>106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72">
            <text:p>8172</text:p>
          </table:table-cell>
          <table:table-cell table:number-columns-repeated="5"/>
          <table:table-cell table:formula="of:=[.X21]+[.$V$6]" office:value-type="float" office:value="8073">
            <text:p>807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3270*10/3" office:value-type="float" office:value="10900">
            <text:p>10900</text:p>
          </table:table-cell>
          <table:table-cell table:number-columns-repeated="4"/>
          <table:table-cell table:style-name="ce1" table:formula="of:=[.F22]+[.$D$2]" office:value-type="float" office:value="10666.6666666667">
            <text:p>10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057">
            <text:p>8057</text:p>
          </table:table-cell>
          <table:table-cell table:number-columns-repeated="5"/>
          <table:table-cell table:formula="of:=[.X22]+[.$V$6]" office:value-type="float" office:value="8093">
            <text:p>809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3312*10/3" office:value-type="float" office:value="11040">
            <text:p>11040</text:p>
          </table:table-cell>
          <table:table-cell table:number-columns-repeated="4"/>
          <table:table-cell table:style-name="ce1" table:formula="of:=[.F23]+[.$D$2]" office:value-type="float" office:value="10716.6666666667">
            <text:p>1071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145">
            <text:p>8145</text:p>
          </table:table-cell>
          <table:table-cell table:number-columns-repeated="5"/>
          <table:table-cell table:formula="of:=[.X23]+[.$V$6]" office:value-type="float" office:value="8113">
            <text:p>811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3325*10/3" office:value-type="float" office:value="11083.3333333333">
            <text:p>11083</text:p>
          </table:table-cell>
          <table:table-cell table:number-columns-repeated="4"/>
          <table:table-cell table:style-name="ce1" table:formula="of:=[.F24]+[.$D$2]" office:value-type="float" office:value="10766.6666666667">
            <text:p>107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1" office:value-type="float" office:value="8018">
            <text:p>8018</text:p>
          </table:table-cell>
          <table:table-cell table:number-columns-repeated="5"/>
          <table:table-cell table:formula="of:=[.X24]+[.$V$6]" office:value-type="float" office:value="8133">
            <text:p>813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2885*10/3" office:value-type="float" office:value="9616.66666666667">
            <text:p>9617</text:p>
          </table:table-cell>
          <table:table-cell table:number-columns-repeated="4"/>
          <table:table-cell table:style-name="ce1" table:formula="of:=[.F25]+[.$D$2]" office:value-type="float" office:value="10816.6666666667">
            <text:p>10817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office:value-type="float" office:value="8169">
            <text:p>8169</text:p>
          </table:table-cell>
          <table:table-cell table:number-columns-repeated="5"/>
          <table:table-cell table:formula="of:=[.X25]+[.$V$6]" office:value-type="float" office:value="8153">
            <text:p>815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formula="of:=3315*10/3" office:value-type="float" office:value="11050">
            <text:p>11050</text:p>
          </table:table-cell>
          <table:table-cell table:number-columns-repeated="2"/>
          <table:table-cell table:formula="of:=7/18*[.F16]+11/18*[.F17]" office:value-type="float" office:value="10347.2222222222">
            <text:p>10347,2222222222</text:p>
          </table:table-cell>
          <table:table-cell/>
          <table:table-cell table:style-name="ce1" table:formula="of:=[.F26]+[.$D$2]" office:value-type="float" office:value="10866.6666666667">
            <text:p>10867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office:value-type="float" office:value="8146">
            <text:p>8146</text:p>
          </table:table-cell>
          <table:table-cell table:number-columns-repeated="5"/>
          <table:table-cell table:formula="of:=[.X26]+[.$V$6]" office:value-type="float" office:value="8173">
            <text:p>817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3247*10/3" office:value-type="float" office:value="10823.3333333333">
            <text:p>10823</text:p>
          </table:table-cell>
          <table:table-cell table:number-columns-repeated="4"/>
          <table:table-cell table:style-name="ce1" table:formula="of:=[.F27]+[.$D$2]" office:value-type="float" office:value="10916.6666666667">
            <text:p>10917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office:value-type="float" office:value="8171">
            <text:p>8171</text:p>
          </table:table-cell>
          <table:table-cell table:number-columns-repeated="5"/>
          <table:table-cell table:formula="of:=[.X27]+[.$V$6]" office:value-type="float" office:value="8193">
            <text:p>81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[.F28]+[.$D$2]" office:value-type="float" office:value="10966.6666666667">
            <text:p>10967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8160">
            <text:p>8160</text:p>
          </table:table-cell>
          <table:table-cell table:number-columns-repeated="5"/>
          <table:table-cell table:formula="of:=[.X28]+[.$V$6]" office:value-type="float" office:value="8213">
            <text:p>82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1" table:formula="of:=[.F29]+[.$D$2]" office:value-type="float" office:value="11016.6666666667">
            <text:p>11017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7778">
            <text:p>7778</text:p>
          </table:table-cell>
          <table:table-cell table:number-columns-repeated="5"/>
          <table:table-cell table:formula="of:=[.X29]+[.$V$6]" office:value-type="float" office:value="8233">
            <text:p>8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1" table:formula="of:=[.F30]+[.$D$2]" office:value-type="float" office:value="11066.6666666667">
            <text:p>11067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8161">
            <text:p>816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1" table:formula="of:=[.F31]+[.$D$2]" office:value-type="float" office:value="11116.6666666667">
            <text:p>11117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8136">
            <text:p>813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2]+[.$D$2]" office:value-type="float" office:value="11166.6666666667">
            <text:p>11167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8118">
            <text:p>811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3]+[.$D$2]" office:value-type="float" office:value="11216.6666666667">
            <text:p>112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26">
            <text:p>812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4]+[.$D$2]" office:value-type="float" office:value="11266.6666666667">
            <text:p>112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082">
            <text:p>808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5]+[.$D$2]" office:value-type="float" office:value="11316.6666666667">
            <text:p>113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63">
            <text:p>816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6]+[.$D$2]" office:value-type="float" office:value="11366.6666666667">
            <text:p>113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48">
            <text:p>814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7]+[.$D$2]" office:value-type="float" office:value="11416.6666666667">
            <text:p>114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46">
            <text:p>8146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8]+[.$D$2]" office:value-type="float" office:value="11466.6666666667">
            <text:p>114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59">
            <text:p>815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39]+[.$D$2]" office:value-type="float" office:value="11516.6666666667">
            <text:p>115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69">
            <text:p>816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0]+[.$D$2]" office:value-type="float" office:value="11566.6666666667">
            <text:p>115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7733">
            <text:p>773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1]+[.$D$2]" office:value-type="float" office:value="11616.6666666667">
            <text:p>116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53">
            <text:p>815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2]+[.$D$2]" office:value-type="float" office:value="11666.6666666667">
            <text:p>116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07">
            <text:p>8107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3]+[.$D$2]" office:value-type="float" office:value="11716.6666666667">
            <text:p>117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43">
            <text:p>814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4]+[.$D$2]" office:value-type="float" office:value="11766.6666666667">
            <text:p>117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49">
            <text:p>814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5]+[.$D$2]" office:value-type="float" office:value="11816.6666666667">
            <text:p>1181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68">
            <text:p>816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4"/>
          <table:table-cell table:style-name="ce1" table:formula="of:=[.F46]+[.$D$2]" office:value-type="float" office:value="11866.6666666667">
            <text:p>11867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8144">
            <text:p>8144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office:value-type="float" office:value="0">
            <text:p>0</text:p>
          </table:table-cell>
          <table:table-cell table:number-columns-repeated="10"/>
          <table:table-cell office:value-type="float" office:value="8134">
            <text:p>8134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6"/>
          <table:table-cell office:value-type="float" office:value="8119">
            <text:p>8119</text:p>
          </table:table-cell>
          <table:table-cell table:number-columns-repeated="7"/>
        </table:table-row>
        <table:table-row table:style-name="ro1" table:number-rows-repeated="11">
          <table:table-cell table:style-name="Default"/>
          <table:table-cell table:number-columns-repeated="24"/>
        </table:table-row>
        <table:table-row table:style-name="ro1" table:number-rows-repeated="104851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Feuille1.A1:Feuille1.A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13:01:25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6:58:52.63</meta:creation-date>
    <dc:date>2013-02-07T13:53:13</dc:date>
    <meta:editing-duration>PT1H54M10S</meta:editing-duration>
    <meta:editing-cycles>64</meta:editing-cycles>
    <meta:generator>LibreOffice/3.6$Windows_x86 LibreOffice_project/2ef5aff-a6fb0ff-166bdff-cf087ad-0f1389</meta:generator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188cm" style:legend-expansion="high" chart:style-name="ch2"/>
        <chart:plot-area chart:style-name="ch3" table:cell-range-address="Feuille1.X4:Feuille1.Y30" chart:data-source-has-labels="both" svg:x="0.77cm" svg:y="0.855cm" svg:width="12.221cm" svg:height="7.545cm">
          <chartooo:coordinate-region svg:x="1.391cm" svg:y="1.068cm" svg:width="11.446cm" svg:height="6.235cm"/>
          <chart:axis chart:dimension="x" chart:name="primary-x" chart:style-name="ch4" chartooo:axis-type="auto">
            <chartooo:date-scale/>
            <chart:categories table:cell-range-address="Feuille1.X5:Feuille1.X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Y5:Feuille1.Y30" chart:label-cell-address="Feuille1.Y4:Feuille1.Y4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e</text:p>
                <draw:g>
                  <svg:desc>Feuille1.Y4:Feuille1.Y4</svg:desc>
                </draw:g>
              </table:table-cell>
            </table:table-row>
          </table:table-header-rows>
          <table:table-rows>
            <table:table-row>
              <table:table-cell office:value-type="float" office:value="7733">
                <text:p>7730</text:p>
                <draw:g>
                  <svg:desc>Feuille1.X5:Feuille1.X30</svg:desc>
                </draw:g>
              </table:table-cell>
              <table:table-cell office:value-type="float" office:value="1">
                <text:p>1</text:p>
                <draw:g>
                  <svg:desc>Feuille1.Y5:Feuille1.Y30</svg:desc>
                </draw:g>
              </table:table-cell>
            </table:table-row>
            <table:table-row>
              <table:table-cell office:value-type="float" office:value="7753">
                <text:p>7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3">
                <text:p>7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3">
                <text:p>7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3">
                <text:p>7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3">
                <text:p>7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3">
                <text:p>7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3">
                <text:p>7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3">
                <text:p>7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3">
                <text:p>7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33">
                <text:p>7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3">
                <text:p>7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3">
                <text:p>7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3">
                <text:p>7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3">
                <text:p>8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3">
                <text:p>8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53">
                <text:p>8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3">
                <text:p>8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93">
                <text:p>8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13">
                <text:p>8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33">
                <text:p>8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153">
                <text:p>81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173">
                <text:p>8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193">
                <text:p>8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3">
                <text:p>8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233">
                <text:p>82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188cm" style:legend-expansion="high" chart:style-name="ch2"/>
        <chart:plot-area chart:style-name="ch3" table:cell-range-address="Feuille1.F1:Feuille1.G48" chart:data-source-has-labels="both" svg:x="0.77cm" svg:y="0.855cm" svg:width="12.221cm" svg:height="7.545cm">
          <chartooo:coordinate-region svg:x="1.206cm" svg:y="1.068cm" svg:width="11.785cm" svg:height="6.235cm"/>
          <chart:axis chart:dimension="x" chart:name="primary-x" chart:style-name="ch4" chartooo:axis-type="auto">
            <chartooo:date-scale/>
            <chart:categories table:cell-range-address="Feuille1.F2:Feuille1.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G2:Feuille1.G48" chart:label-cell-address="Feuille1.G1:Feuille1.G1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e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float" office:value="9616.66666666667">
                <text:p>9620</text:p>
                <draw:g>
                  <svg:desc>Feuille1.F2:Feuille1.F48</svg:desc>
                </draw:g>
              </table:table-cell>
              <table:table-cell office:value-type="float" office:value="1">
                <text:p>1</text:p>
                <draw:g>
                  <svg:desc>Feuille1.G2:Feuille1.G48</svg:desc>
                </draw:g>
              </table:table-cell>
            </table:table-row>
            <table:table-row>
              <table:table-cell office:value-type="float" office:value="9666.66666666667">
                <text:p>9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6.66666666667">
                <text:p>9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6.66666666667">
                <text:p>9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6.66666666667">
                <text:p>9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6.66666666667">
                <text:p>9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6.66666666667">
                <text:p>9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6.66666666667">
                <text:p>9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6.6666666667">
                <text:p>10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6.6666666667">
                <text:p>10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6.6666666667">
                <text:p>10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6.6666666667">
                <text:p>10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6.6666666667">
                <text:p>10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6.6666666667">
                <text:p>10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6.6666666667">
                <text:p>10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6.6666666667">
                <text:p>10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16.6666666667">
                <text:p>10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6.6666666667">
                <text:p>10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6.6666666667">
                <text:p>10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66.6666666667">
                <text:p>10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6.6666666667">
                <text:p>10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6.6666666667">
                <text:p>10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6.6666666667">
                <text:p>1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6.6666666667">
                <text:p>1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6.6666666667">
                <text:p>10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66.6666666667">
                <text:p>10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16.6666666667">
                <text:p>10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66.6666666667">
                <text:p>10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16.6666666667">
                <text:p>11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066.6666666667">
                <text:p>110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116.6666666667">
                <text:p>11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166.6666666667">
                <text:p>11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16.6666666667">
                <text:p>1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6.6666666667">
                <text:p>1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6.6666666667">
                <text:p>1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6.6666666667">
                <text:p>1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6.6666666667">
                <text:p>1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6.6666666667">
                <text:p>1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6.6666666667">
                <text:p>1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6.6666666667">
                <text:p>1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6.6666666667">
                <text:p>1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66.6666666667">
                <text:p>1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6.6666666667">
                <text:p>1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6.6666666667">
                <text:p>1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6.6666666667">
                <text:p>1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6.6666666667">
                <text:p>1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